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1" style:family="table-row">
      <style:table-row-properties style:min-row-height="2.699cm"/>
    </style:style>
    <style:style style:name="Tableau2.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5pt solid #000000"/>
    </style:style>
    <style:style style:name="Tableau16" style:family="table">
      <style:table-properties style:width="17.013cm" fo:margin-left="0cm" table:align="left"/>
    </style:style>
    <style:style style:name="Tableau16.A" style:family="table-column">
      <style:table-column-properties style:column-width="5.292cm"/>
    </style:style>
    <style:style style:name="Tableau16.B" style:family="table-column">
      <style:table-column-properties style:column-width="6.297cm"/>
    </style:style>
    <style:style style:name="Tableau16.C" style:family="table-column">
      <style:table-column-properties style:column-width="5.424cm"/>
    </style:style>
    <style:style style:name="Tableau16.A1" style:family="table-cell">
      <style:table-cell-properties fo:padding="0.097cm" fo:border-left="0.5pt solid #000000" fo:border-right="none" fo:border-top="0.5pt solid #000000" fo:border-bottom="0.5pt solid #000000"/>
    </style:style>
    <style:style style:name="Tableau16.C1" style:family="table-cell">
      <style:table-cell-properties fo:padding="0.097cm" fo:border="0.5pt solid #000000"/>
    </style:style>
    <style:style style:name="Tableau16.A2" style:family="table-cell">
      <style:table-cell-properties fo:padding="0.097cm" fo:border-left="0.5pt solid #000000" fo:border-right="none" fo:border-top="none" fo:border-bottom="0.5pt solid #000000"/>
    </style:style>
    <style:style style:name="Tableau16.C2" style:family="table-cell">
      <style:table-cell-properties fo:padding="0.097cm" fo:border-left="0.5pt solid #000000" fo:border-right="0.5pt solid #000000" fo:border-top="none" fo:border-bottom="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none"/>
    </style:style>
    <style:style style:name="P1" style:family="paragraph" style:parent-style-name="Footer">
      <style:paragraph-properties fo:text-align="end" style:justify-single-word="false"/>
      <style:text-properties fo:font-style="italic" style:font-style-asian="italic" style:font-style-complex="italic"/>
    </style:style>
    <style:style style:name="P2" style:family="paragraph" style:parent-style-name="Standard">
      <style:text-properties officeooo:rsid="0005e7dc" officeooo:paragraph-rsid="00141964"/>
    </style:style>
    <style:style style:name="P3" style:family="paragraph" style:parent-style-name="Standard">
      <style:paragraph-properties fo:text-align="center" style:justify-single-word="false"/>
      <style:text-properties fo:font-size="16pt" fo:font-weight="bold" officeooo:rsid="00056dbe" officeooo:paragraph-rsid="00141964" style:font-size-asian="16pt" style:font-weight-asian="bold" style:font-size-complex="16pt" style:font-weight-complex="bold"/>
    </style:style>
    <style:style style:name="P4" style:family="paragraph" style:parent-style-name="Standard">
      <style:text-properties fo:font-weight="bold" officeooo:rsid="0005e7dc" officeooo:paragraph-rsid="00141964" style:font-weight-asian="bold" style:font-weight-complex="bold"/>
    </style:style>
    <style:style style:name="P5" style:family="paragraph" style:parent-style-name="Table_20_Contents">
      <style:paragraph-properties fo:text-align="center" style:justify-single-word="false"/>
      <style:text-properties fo:font-weight="bold" officeooo:rsid="001a3fe2" officeooo:paragraph-rsid="001a3fe2" style:font-weight-asian="bold" style:font-weight-complex="bold"/>
    </style:style>
    <style:style style:name="P6" style:family="paragraph" style:parent-style-name="Standard">
      <style:paragraph-properties fo:margin-left="1.251cm" fo:margin-right="0cm" fo:text-indent="0cm" style:auto-text-indent="false" fo:break-before="page"/>
      <style:text-properties style:text-underline-style="solid" style:text-underline-width="auto" style:text-underline-color="font-color" officeooo:rsid="0014d059" officeooo:paragraph-rsid="0014d059"/>
    </style:style>
    <style:style style:name="P7" style:family="paragraph" style:parent-style-name="Standard">
      <style:text-properties officeooo:rsid="00141964"/>
    </style:style>
    <style:style style:name="P8" style:family="paragraph" style:parent-style-name="Standard">
      <style:text-properties officeooo:rsid="00141964" officeooo:paragraph-rsid="00141964"/>
    </style:style>
    <style:style style:name="P9" style:family="paragraph" style:parent-style-name="Standard">
      <style:paragraph-properties fo:text-align="justify" style:justify-single-word="false"/>
      <style:text-properties officeooo:rsid="00141964" officeooo:paragraph-rsid="00141964"/>
    </style:style>
    <style:style style:name="P10" style:family="paragraph" style:parent-style-name="Standard">
      <style:paragraph-properties fo:margin-left="1.251cm" fo:margin-right="0cm" fo:text-align="justify" style:justify-single-word="false" fo:text-indent="0cm" style:auto-text-indent="false"/>
      <style:text-properties officeooo:rsid="00141964" officeooo:paragraph-rsid="00141964"/>
    </style:style>
    <style:style style:name="P11" style:family="paragraph" style:parent-style-name="Standard">
      <style:paragraph-properties fo:margin-left="2.501cm" fo:margin-right="0cm" fo:text-indent="0cm" style:auto-text-indent="false"/>
    </style:style>
    <style:style style:name="P12" style:family="paragraph" style:parent-style-name="Standard">
      <style:text-properties officeooo:rsid="0014d059" officeooo:paragraph-rsid="0014d059"/>
    </style:style>
    <style:style style:name="P13" style:family="paragraph" style:parent-style-name="Table_20_Contents">
      <style:text-properties officeooo:rsid="0014d059" officeooo:paragraph-rsid="0014d059"/>
    </style:style>
    <style:style style:name="P14" style:family="paragraph" style:parent-style-name="Standard">
      <style:text-properties officeooo:rsid="00152ee8" officeooo:paragraph-rsid="00152ee8"/>
    </style:style>
    <style:style style:name="P15" style:family="paragraph" style:parent-style-name="Standard">
      <style:text-properties officeooo:rsid="00152ee8" officeooo:paragraph-rsid="00153bf8"/>
    </style:style>
    <style:style style:name="P16" style:family="paragraph" style:parent-style-name="Standard">
      <style:text-properties officeooo:rsid="00153bf8" officeooo:paragraph-rsid="00153bf8"/>
    </style:style>
    <style:style style:name="P17" style:family="paragraph" style:parent-style-name="Standard">
      <style:paragraph-properties fo:break-before="page"/>
      <style:text-properties officeooo:rsid="00153bf8" officeooo:paragraph-rsid="00153bf8"/>
    </style:style>
    <style:style style:name="P18" style:family="paragraph" style:parent-style-name="Standard">
      <style:paragraph-properties fo:margin-left="0cm" fo:margin-right="0cm" fo:text-indent="0cm" style:auto-text-indent="false"/>
      <style:text-properties officeooo:rsid="00153bf8" officeooo:paragraph-rsid="00153bf8"/>
    </style:style>
    <style:style style:name="P19" style:family="paragraph" style:parent-style-name="Standard">
      <style:paragraph-properties fo:margin-left="0cm" fo:margin-right="0cm" fo:text-indent="0cm" style:auto-text-indent="false"/>
      <style:text-properties officeooo:rsid="0016f2a3" officeooo:paragraph-rsid="0016f2a3"/>
    </style:style>
    <style:style style:name="P20" style:family="paragraph" style:parent-style-name="Standard">
      <style:paragraph-properties fo:margin-left="1.251cm" fo:margin-right="0cm" fo:text-indent="0cm" style:auto-text-indent="false"/>
      <style:text-properties officeooo:rsid="0016f2a3" officeooo:paragraph-rsid="0016f2a3"/>
    </style:style>
    <style:style style:name="P21" style:family="paragraph" style:parent-style-name="Table_20_Contents">
      <style:text-properties officeooo:rsid="0018a847" officeooo:paragraph-rsid="0018a847"/>
    </style:style>
    <style:style style:name="P22" style:family="paragraph" style:parent-style-name="Standard">
      <style:text-properties officeooo:rsid="001a3487" officeooo:paragraph-rsid="001a3487"/>
    </style:style>
    <style:style style:name="P23" style:family="paragraph" style:parent-style-name="Standard">
      <style:paragraph-properties fo:margin-left="0cm" fo:margin-right="0cm" fo:text-indent="0cm" style:auto-text-indent="false"/>
      <style:text-properties officeooo:rsid="001a3fe2" officeooo:paragraph-rsid="001a3fe2"/>
    </style:style>
    <style:style style:name="P24" style:family="paragraph" style:parent-style-name="Standard">
      <style:paragraph-properties fo:margin-left="1.251cm" fo:margin-right="0cm" fo:text-indent="0cm" style:auto-text-indent="false"/>
      <style:text-properties style:text-underline-style="solid" style:text-underline-width="auto" style:text-underline-color="font-color" officeooo:rsid="0005e7dc" officeooo:paragraph-rsid="00141964"/>
    </style:style>
    <style:style style:name="P25" style:family="paragraph" style:parent-style-name="Standard">
      <style:text-properties fo:font-style="normal" officeooo:rsid="00141964" officeooo:paragraph-rsid="00141964" style:font-style-asian="normal" style:font-style-complex="normal"/>
    </style:style>
    <style:style style:name="P26" style:family="paragraph" style:parent-style-name="Standard">
      <style:paragraph-properties fo:text-align="justify" style:justify-single-word="false"/>
      <style:text-properties fo:font-style="normal" officeooo:rsid="00141964" officeooo:paragraph-rsid="00141964" style:font-style-asian="normal" style:font-style-complex="normal"/>
    </style:style>
    <style:style style:name="P27" style:family="paragraph" style:parent-style-name="Standard">
      <style:paragraph-properties fo:margin-left="0cm" fo:margin-right="0cm" fo:text-align="justify" style:justify-single-word="false" fo:text-indent="0cm" style:auto-text-indent="false"/>
      <style:text-properties fo:font-style="normal" officeooo:rsid="0014d059" officeooo:paragraph-rsid="0014d059" style:font-style-asian="normal" style:font-style-complex="normal"/>
    </style:style>
    <style:style style:name="P28" style:family="paragraph" style:parent-style-name="Standard">
      <style:paragraph-properties fo:margin-left="0cm" fo:margin-right="0cm" fo:text-indent="0cm" style:auto-text-indent="false"/>
      <style:text-properties fo:font-style="normal" officeooo:rsid="0014d059" officeooo:paragraph-rsid="0014d059" style:font-style-asian="normal" style:font-style-complex="normal"/>
    </style:style>
    <style:style style:name="P29" style:family="paragraph" style:parent-style-name="Standard">
      <style:text-properties fo:font-style="normal" officeooo:rsid="00152ee8" officeooo:paragraph-rsid="00152ee8" style:font-style-asian="normal" style:font-style-complex="normal"/>
    </style:style>
    <style:style style:name="P30" style:family="paragraph" style:parent-style-name="Standard">
      <style:text-properties fo:font-style="normal" officeooo:rsid="00153bf8" officeooo:paragraph-rsid="00153bf8" style:font-style-asian="normal" style:font-style-complex="normal"/>
    </style:style>
    <style:style style:name="P31" style:family="paragraph" style:parent-style-name="Standard">
      <style:text-properties fo:font-style="normal" officeooo:rsid="001a3487" officeooo:paragraph-rsid="001a3487" style:font-style-asian="normal" style:font-style-complex="normal"/>
    </style:style>
    <style:style style:name="P32" style:family="paragraph" style:parent-style-name="Standard">
      <style:text-properties fo:font-style="normal" officeooo:rsid="001a3fe2" officeooo:paragraph-rsid="001a3487" style:font-style-asian="normal" style:font-style-complex="normal"/>
    </style:style>
    <style:style style:name="P33" style:family="paragraph" style:parent-style-name="Standard">
      <style:paragraph-properties fo:margin-left="0cm" fo:margin-right="0cm" fo:text-indent="0cm" style:auto-text-indent="false"/>
      <style:text-properties fo:font-style="normal" officeooo:rsid="0016f2a3" officeooo:paragraph-rsid="0016f2a3" style:font-style-asian="normal" style:font-style-complex="normal"/>
    </style:style>
    <style:style style:name="P34" style:family="paragraph" style:parent-style-name="Standard">
      <style:paragraph-properties fo:break-before="page"/>
      <style:text-properties fo:font-style="normal" fo:font-weight="bold" officeooo:rsid="00152ee8" officeooo:paragraph-rsid="00152ee8" style:font-style-asian="normal" style:font-weight-asian="bold" style:font-style-complex="normal" style:font-weight-complex="bold"/>
    </style:style>
    <style:style style:name="P35" style:family="paragraph" style:parent-style-name="Standard">
      <style:text-properties fo:font-style="normal" fo:font-weight="bold" officeooo:rsid="00152ee8" officeooo:paragraph-rsid="00152ee8" style:font-style-asian="normal" style:font-weight-asian="bold" style:font-style-complex="normal" style:font-weight-complex="bold"/>
    </style:style>
    <style:style style:name="P36" style:family="paragraph" style:parent-style-name="Standard">
      <style:paragraph-properties fo:margin-left="0cm" fo:margin-right="0cm" fo:text-indent="0cm" style:auto-text-indent="false"/>
      <style:text-properties fo:font-style="normal" fo:font-weight="normal" officeooo:rsid="0016f2a3" officeooo:paragraph-rsid="0016f2a3" style:font-style-asian="normal" style:font-weight-asian="normal" style:font-style-complex="normal" style:font-weight-complex="normal"/>
    </style:style>
    <style:style style:name="P37" style:family="paragraph" style:parent-style-name="Standard">
      <style:paragraph-properties fo:margin-left="0cm" fo:margin-right="0cm" fo:text-indent="0cm" style:auto-text-indent="false"/>
      <style:text-properties fo:font-style="normal" fo:font-weight="normal" officeooo:rsid="0018a847" officeooo:paragraph-rsid="0018a847" style:font-style-asian="normal" style:font-weight-asian="normal" style:font-style-complex="normal" style:font-weight-complex="normal"/>
    </style:style>
    <style:style style:name="P38" style:family="paragraph" style:parent-style-name="Standard">
      <style:paragraph-properties fo:margin-left="0cm" fo:margin-right="0cm" fo:text-indent="0cm" style:auto-text-indent="false" fo:break-before="page"/>
      <style:text-properties fo:font-style="normal" fo:font-weight="normal" officeooo:rsid="001d8ce0" officeooo:paragraph-rsid="001d8ce0" style:font-style-asian="normal" style:font-weight-asian="normal" style:font-style-complex="normal" style:font-weight-complex="normal"/>
    </style:style>
    <style:style style:name="T1" style:family="text">
      <style:text-properties officeooo:rsid="00141964"/>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officeooo:rsid="001a3fe2"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52ee8" style:font-style-asian="normal" style:font-style-complex="normal"/>
    </style:style>
    <style:style style:name="T8" style:family="text">
      <style:text-properties fo:font-style="normal" officeooo:rsid="0016f2a3" style:font-style-asian="normal" style:font-style-complex="normal"/>
    </style:style>
    <style:style style:name="T9" style:family="text">
      <style:text-properties fo:font-style="normal" officeooo:rsid="001a3fe2" style:font-style-asian="normal" style:font-style-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style="normal" style:text-underline-style="solid" style:text-underline-width="auto" style:text-underline-color="font-color" officeooo:rsid="0016f2a3" style:font-style-asian="normal" style:font-style-complex="normal"/>
    </style:style>
    <style:style style:name="T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1a3fe2"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officeooo:rsid="00152ee8"/>
    </style:style>
    <style:style style:name="T17" style:family="text">
      <style:text-properties officeooo:rsid="001a3487"/>
    </style:style>
    <style:style style:name="T18" style:family="text">
      <style:text-properties officeooo:rsid="001bb2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Être libre, est-ce faire tout ce qui nous plaît ?</text:p>
      <text:p text:style-name="P2"/>
      <text:p text:style-name="P4">Introduction</text:p>
      <text:p text:style-name="P24">a. Définition des termes</text:p>
      <text:p text:style-name="P11">- <text:span text:style-name="T1">l’idée de liberté</text:span></text:p>
      <text:p text:style-name="P7"/>
      <text:p text:style-name="P8">A votre avis, qui n’est <text:span text:style-name="T3">pas libre </text:span><text:span text:style-name="T6">? Indiquez quels sont les êtres les </text:span><text:span text:style-name="T3">moins </text:span><text:span text:style-name="T6">libres d’après vous.</text:span></text:p>
      <table:table table:name="Tableau1" table:style-name="Tableau1">
        <table:table-column table:style-name="Tableau1.A"/>
        <table:table-row table:style-name="TableLine2375185489536">
          <table:table-cell table:style-name="Tableau1.A1" office:value-type="string">
            <text:p text:style-name="Table_20_Contents"/>
            <text:p text:style-name="Table_20_Contents"/>
            <text:p text:style-name="Table_20_Contents"/>
            <text:p text:style-name="Table_20_Contents"/>
            <text:p text:style-name="Table_20_Contents"/>
          </table:table-cell>
        </table:table-row>
      </table:table>
      <text:p text:style-name="P25"/>
      <text:p text:style-name="P9"><text:span text:style-name="T6">De façon générale, pour quelle raison considérez-vous que ces êtres ne sont pas libres ? Qu’est-ce qu’ils ne peuvent pas faire ? </text:span><text:span text:style-name="T7">Donnez une définition générale de l’idée de liberté.</text:span></text:p>
      <table:table table:name="Tableau2" table:style-name="Tableau2">
        <table:table-column table:style-name="Tableau2.A"/>
        <table:table-row table:style-name="Tableau2.1">
          <table:table-cell table:style-name="Tableau2.A1" office:value-type="string">
            <text:p text:style-name="Table_20_Contents"/>
            <text:p text:style-name="Table_20_Contents"/>
            <text:p text:style-name="Table_20_Contents"/>
            <text:p text:style-name="Table_20_Contents"/>
            <text:p text:style-name="Table_20_Contents"/>
          </table:table-cell>
        </table:table-row>
      </table:table>
      <text:p text:style-name="P25"/>
      <text:p text:style-name="P26">Le verbe « pouvoir » a en fait deux bien distincts. Analysez les phrases suivantes :</text:p>
      <text:p text:style-name="P10"><text:span text:style-name="T6">(a) Est-ce que je </text:span><text:span text:style-name="T3">peux</text:span><text:span text:style-name="T6"> prendre ta trousse ?</text:span></text:p>
      <text:p text:style-name="P10"><text:span text:style-name="T6">(b) Est-ce que tu </text:span><text:span text:style-name="T3">peux</text:span><text:span text:style-name="T6"> courir un marathon ?</text:span></text:p>
      <text:p text:style-name="P27">Dans les deux cas, il s’agit bien du verbe « pouvoir », mais dans un sens différent. Reformulez chaque phrase, et expliquez le sens que prend ce verbe.</text:p>
      <table:table table:name="Tableau3" table:style-name="Tableau3">
        <table:table-column table:style-name="Tableau3.A"/>
        <table:table-row table:style-name="TableLine2375185477152">
          <table:table-cell table:style-name="Tableau3.A1" office:value-type="string">
            <text:p text:style-name="P13">(a)</text:p>
            <text:p text:style-name="Table_20_Contents"/>
            <text:p text:style-name="Table_20_Contents"/>
            <text:p text:style-name="P13">(b)</text:p>
            <text:p text:style-name="P13"/>
            <text:p text:style-name="Table_20_Contents"/>
          </table:table-cell>
        </table:table-row>
      </table:table>
      <text:p text:style-name="P28"/>
      <text:p text:style-name="P27">Quand on dit qu’être libre c’est « pouvoir faire ce que l’on veut », on peut en fait penser à deux sortes de libertés différentes. Expliquez quels sont ces deux sens en fonction de l’analyse que vous venez de mener.</text:p>
      <table:table table:name="Tableau4" table:style-name="Tableau4">
        <table:table-column table:style-name="Tableau4.A"/>
        <table:table-row table:style-name="TableLine2375185484352">
          <table:table-cell table:style-name="Tableau4.A1" office:value-type="string">
            <text:p text:style-name="Table_20_Contents"/>
            <text:p text:style-name="Table_20_Contents"/>
            <text:p text:style-name="Table_20_Contents"/>
            <text:p text:style-name="Table_20_Contents"/>
            <text:p text:style-name="Table_20_Contents"/>
          </table:table-cell>
        </table:table-row>
      </table:table>
      <text:p text:style-name="P28"/>
      <text:p text:style-name="P12">Dans la liste des êtres non-libres que vous avez dégagées, identifiez à chaque fois à quelle forme de liberté vous avez pensé.</text:p>
      <text:p text:style-name="P6">b. Problématisation</text:p>
      <text:p text:style-name="P12"/>
      <text:p text:style-name="P14">Première réponse : Comme on l’a vu, quand on imagine quelqu’un qui n’est pas libre, on l’imagine souvent dans une situation où il ne fait pas ce qu’il veut. C’est la conception la plus naturelle et intuitive de la liberté.</text:p>
      <text:p text:style-name="P12"/>
      <text:p text:style-name="P12"><text:span text:style-name="T16">Préparation de la seconde réponse : </text:span>Imaginez maintenant le cas suivant : nous sommes dans un royaume dirigé par un jeune prince, qui a le pouvoir absolu et décide d’absolument tout. Cet enfant est extrêmement capricieux, <text:span text:style-name="T16">et obtient immédiatement chaque chose qu’il désire.</text:span></text:p>
      <text:p text:style-name="P14"><text:span text:style-name="T2">Question :</text:span> considérez-vous que cet enfant est libre, et pourquoi ?</text:p>
      <table:table table:name="Tableau5" table:style-name="Tableau5">
        <table:table-column table:style-name="Tableau5.A"/>
        <table:table-row table:style-name="TableLine2375185485504">
          <table:table-cell table:style-name="Tableau5.A1" office:value-type="string">
            <text:p text:style-name="Table_20_Contents"/>
            <text:p text:style-name="Table_20_Contents"/>
            <text:p text:style-name="Table_20_Contents"/>
            <text:p text:style-name="Table_20_Contents"/>
          </table:table-cell>
        </table:table-row>
      </table:table>
      <text:p text:style-name="P14"/>
      <text:p text:style-name="P16">Ai-je moi-même choisi ce qui me plaît ? Pensez à un plat que je mange, ou à un tableau que je regarde. Qu’est-ce qui détermine le fait que ça me plaise ou non ? </text:p>
      <table:table table:name="Tableau8" table:style-name="Tableau8">
        <table:table-column table:style-name="Tableau8.A"/>
        <table:table-row table:style-name="TableLine2375185490400">
          <table:table-cell table:style-name="Tableau8.A1" office:value-type="string">
            <text:p text:style-name="Table_20_Contents"/>
            <text:p text:style-name="Table_20_Contents"/>
            <text:p text:style-name="Table_20_Contents"/>
            <text:p text:style-name="Table_20_Contents"/>
          </table:table-cell>
        </table:table-row>
      </table:table>
      <text:p text:style-name="P15"/>
      <text:p text:style-name="P14">Si vous ne considérez pas que cet enfant est totalement libre, sur quelle conception de la liberté vous appuyez-vous ? Que signifierait le fait d’être <text:span text:style-name="T3">vraiment</text:span><text:span text:style-name="T6"> libre ?</text:span></text:p>
      <table:table table:name="Tableau6" table:style-name="Tableau6">
        <table:table-column table:style-name="Tableau6.A"/>
        <table:table-row table:style-name="TableLine2375185475424">
          <table:table-cell table:style-name="Tableau6.A1" office:value-type="string">
            <text:p text:style-name="Table_20_Contents"/>
            <text:p text:style-name="Table_20_Contents"/>
            <text:p text:style-name="Table_20_Contents"/>
            <text:p text:style-name="Table_20_Contents"/>
            <text:p text:style-name="Table_20_Contents"/>
          </table:table-cell>
        </table:table-row>
      </table:table>
      <text:p text:style-name="P29"/>
      <text:p text:style-name="P14"><text:span text:style-name="T6"><text:tab/></text:span><text:span text:style-name="T10">c. Synthèse</text:span></text:p>
      <text:p text:style-name="P29"/>
      <text:p text:style-name="P29">Sur un graphique, représentez les trois sens de la liberté que vous avez dégagés pour l’instant.</text:p>
      <table:table table:name="Tableau7" table:style-name="Tableau7">
        <table:table-column table:style-name="Tableau7.A"/>
        <table:table-row table:style-name="TableLine2375185477728">
          <table:table-cell table:style-name="Tableau7.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9"/>
      <text:p text:style-name="P34">I. La réalisation de nos désirs nous procure un puissant sentiment de liberté</text:p>
      <text:p text:style-name="P35"><text:tab/>a. La thèse de Calliclès : la vie heureuse est la vie déréglée</text:p>
      <text:p text:style-name="P29"/>
      <text:p text:style-name="P30">[texte]</text:p>
      <text:p text:style-name="P30"/>
      <text:p text:style-name="P30">Calliclès propose ici un idéal de vie. Expliquez clairement la conception qu’il se fait du bonheur.</text:p>
      <table:table table:name="Tableau9" table:style-name="Tableau9">
        <table:table-column table:style-name="Tableau9.A"/>
        <table:table-row table:style-name="TableLine2375185487232">
          <table:table-cell table:style-name="Tableau9.A1" office:value-type="string">
            <text:p text:style-name="Table_20_Contents"/>
            <text:p text:style-name="Table_20_Contents"/>
            <text:p text:style-name="Table_20_Contents"/>
            <text:p text:style-name="Table_20_Contents"/>
          </table:table-cell>
        </table:table-row>
      </table:table>
      <text:p text:style-name="P30"/>
      <text:p text:style-name="P16"><text:span text:style-name="T6">C</text:span><text:span text:style-name="T9">omplétez le tableau avec les termes suivants : courage / tempérance / sagesse / liberté / pouvoir / dérèglement / bonheur / intelligence / justice</text:span></text:p>
      <table:table table:name="Tableau16" table:style-name="Tableau16">
        <table:table-column table:style-name="Tableau16.A"/>
        <table:table-column table:style-name="Tableau16.B"/>
        <table:table-column table:style-name="Tableau16.C"/>
        <table:table-row table:style-name="TableLine2375185490976">
          <table:table-cell table:style-name="Tableau16.A1" office:value-type="string">
            <text:p text:style-name="P5">Ce qu’il s’agit d’atteindre</text:p>
          </table:table-cell>
          <table:table-cell table:style-name="Tableau16.A1" office:value-type="string">
            <text:p text:style-name="P5">Ce qui nous permet de l’atteindre</text:p>
          </table:table-cell>
          <table:table-cell table:style-name="Tableau16.C1" office:value-type="string">
            <text:p text:style-name="P5">Ce qu’il faut fuir</text:p>
          </table:table-cell>
        </table:table-row>
        <table:table-row table:style-name="TableLine2375185491264">
          <table:table-cell table:style-name="Tableau16.A2" office:value-type="string">
            <text:p text:style-name="Table_20_Contents"/>
            <text:p text:style-name="Table_20_Contents"/>
            <text:p text:style-name="Table_20_Contents"/>
            <text:p text:style-name="Table_20_Contents"/>
            <text:p text:style-name="Table_20_Contents"/>
          </table:table-cell>
          <table:table-cell table:style-name="Tableau16.A2" office:value-type="string">
            <text:p text:style-name="Table_20_Contents"/>
          </table:table-cell>
          <table:table-cell table:style-name="Tableau16.C2" office:value-type="string">
            <text:p text:style-name="Table_20_Contents"/>
          </table:table-cell>
        </table:table-row>
      </table:table>
      <text:p text:style-name="P31"/>
      <text:p text:style-name="P31"/>
      <text:p text:style-name="P22"><text:span text:style-name="T9">D’après Calliclès, </text:span><text:span text:style-name="T4">q</text:span><text:span text:style-name="T3">ui</text:span><text:span text:style-name="T6"> </text:span><text:span text:style-name="T9">est capable d’être libre (c’est-à-dire heureux) ? Et pourquoi ?</text:span></text:p>
      <table:table table:name="Tableau15" table:style-name="Tableau15">
        <table:table-column table:style-name="Tableau15.A"/>
        <table:table-row table:style-name="TableLine2375185473696">
          <table:table-cell table:style-name="Tableau15.A1" office:value-type="string">
            <text:p text:style-name="Table_20_Contents"/>
            <text:p text:style-name="Table_20_Contents"/>
            <text:p text:style-name="Table_20_Contents"/>
            <text:p text:style-name="Table_20_Contents"/>
            <text:p text:style-name="Table_20_Contents"/>
          </table:table-cell>
        </table:table-row>
      </table:table>
      <text:p text:style-name="P32"/>
      <text:p text:style-name="P30"/>
      <text:p text:style-name="P16"><text:span text:style-name="T6">D’après Calliclès, pourquoi les hommes </text:span><text:span text:style-name="T9">qui pourraient être libres et heureux ne le sont pas ?</text:span></text:p>
      <table:table table:name="Tableau10" table:style-name="Tableau10">
        <table:table-column table:style-name="Tableau10.A"/>
        <table:table-row table:style-name="TableLine2375185475712">
          <table:table-cell table:style-name="Tableau10.A1" office:value-type="string">
            <text:p text:style-name="Table_20_Contents"/>
            <text:p text:style-name="Table_20_Contents"/>
            <text:p text:style-name="Table_20_Contents"/>
            <text:p text:style-name="Table_20_Contents"/>
          </table:table-cell>
        </table:table-row>
      </table:table>
      <text:p text:style-name="P30"/>
      <text:p text:style-name="P30">Calliclès entend ici expliquer l’origine de nos valeurs morales (la justice, la sagesse, la tempérance). D’où viennent-elles ? Les hommes justes et sages sont-ils vraiment les meilleurs des hommes ?</text:p>
      <table:table table:name="Tableau11" table:style-name="Tableau11">
        <table:table-column table:style-name="Tableau11.A"/>
        <table:table-row table:style-name="TableLine2375185483200">
          <table:table-cell table:style-name="Tableau11.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0"/>
      <text:p text:style-name="P30"/>
      <text:p text:style-name="P17"><text:span text:style-name="T6"><text:tab/></text:span><text:span text:style-name="T13">b. Deux présupposés problématiques</text:span></text:p>
      <text:p text:style-name="P30"/>
      <text:p text:style-name="P16"><text:span text:style-name="T6">Problème de Calliclès : sa morale s’appuie sur une idéalisation extrême du </text:span><text:span text:style-name="T13">désir</text:span><text:span text:style-name="T6"> et de la </text:span><text:span text:style-name="T13">nature</text:span><text:span text:style-name="T6">. Or ni la nature ni le désir en soi ne peuvent être considérés comme des valeurs !</text:span></text:p>
      <text:p text:style-name="P30"/>
      <text:p text:style-name="P18"><text:span text:style-name="T11">1. La nature :</text:span><text:span text:style-name="T8"> Une chose est-elle nécessairement bonne quand elle est naturelle ? Cherchez des exemples de choses naturelles, qui ne soient pas nécessairement bonnes.</text:span></text:p>
      <table:table table:name="Tableau12" table:style-name="Tableau12">
        <table:table-column table:style-name="Tableau12.A"/>
        <table:table-row table:style-name="TableLine2375185487808">
          <table:table-cell table:style-name="Tableau12.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3"/>
      <text:p text:style-name="P19"><text:span text:style-name="T6">Le fait de dire « c’est naturel, donc c’est bon » s’appelle un « appel à la nature ». C’est un </text:span><text:span text:style-name="T13">sophisme</text:span><text:span text:style-name="T15">, c’est-à-dire un raisonnement trompeur.</text:span></text:p>
      <text:p text:style-name="P36"/>
      <text:p text:style-name="P19"><text:span text:style-name="T12">2. Le désir :</text:span><text:span text:style-name="T15"> Calliclès considère le fait de répondre à ses désirs comme un acte de liberté. Or avons-nous choisi d’avoir tel ou tel désir ? Pour clarifier les choses, il faut distinguer deux concepts : la </text:span><text:span text:style-name="T13">contrainte</text:span><text:span text:style-name="T15"> et </text:span><text:span text:style-name="T13">l’obligation</text:span><text:span text:style-name="T15">.</text:span></text:p>
      <text:p text:style-name="P36"/>
      <text:p text:style-name="P36">Étudiez les deux phrases suivantes :</text:p>
      <text:p text:style-name="P20"><text:span text:style-name="T15">- Je suis </text:span><text:span text:style-name="T13">contraint</text:span><text:span text:style-name="T15"> de manger pour vivre</text:span></text:p>
      <text:p text:style-name="P20"><text:span text:style-name="T15">- Je suis </text:span><text:span text:style-name="T13">obligé</text:span><text:span text:style-name="T15"> de venir à l’école</text:span></text:p>
      <text:p text:style-name="P19"><text:span text:style-name="T15">A partir de ces deux exemples, quelle différences pourrait-on faire entre </text:span><text:span text:style-name="T13">contrainte</text:span><text:span text:style-name="T15"> et </text:span><text:span text:style-name="T13">obligation </text:span><text:span text:style-name="T15">?</text:span></text:p>
      <table:table table:name="Tableau13" table:style-name="Tableau13">
        <table:table-column table:style-name="Tableau13.A"/>
        <table:table-row table:style-name="TableLine2375185476576">
          <table:table-cell table:style-name="Tableau13.A1" office:value-type="string">
            <text:p text:style-name="Table_20_Contents"/>
            <text:p text:style-name="Table_20_Contents"/>
            <text:p text:style-name="Table_20_Contents"/>
            <text:p text:style-name="Table_20_Contents"/>
            <text:p text:style-name="Table_20_Contents"/>
          </table:table-cell>
        </table:table-row>
      </table:table>
      <text:p text:style-name="P36"/>
      <text:p text:style-name="P37">Pour les exemples suivants, dites s’il s’agit d’une contrainte (C) ou d’une obligation (O) :</text:p>
      <table:table table:name="Tableau14" table:style-name="Tableau14">
        <table:table-column table:style-name="Tableau14.A"/>
        <table:table-column table:style-name="Tableau14.B"/>
        <table:table-row table:style-name="TableLine2375185478592">
          <table:table-cell table:style-name="Tableau14.A1" office:value-type="string">
            <text:p text:style-name="P21">a. Je <text:span text:style-name="T18">rentre</text:span> d<text:span text:style-name="T18">ans</text:span> la salle parce qu’on m’y pousse</text:p>
          </table:table-cell>
          <table:table-cell table:style-name="Tableau14.A1" office:value-type="string">
            <text:p text:style-name="P21">b. Je paie mes impôts</text:p>
          </table:table-cell>
        </table:table-row>
        <table:table-row table:style-name="TableLine2375185479744">
          <table:table-cell table:style-name="Tableau14.A1" office:value-type="string">
            <text:p text:style-name="P21">c. Je rends mon DM dans les temps</text:p>
          </table:table-cell>
          <table:table-cell table:style-name="Tableau14.A1" office:value-type="string">
            <text:p text:style-name="P21">d. Je dois respirer</text:p>
          </table:table-cell>
        </table:table-row>
        <table:table-row table:style-name="TableLine2375185480320">
          <table:table-cell table:style-name="Tableau14.A1" office:value-type="string">
            <text:p text:style-name="P21">e. Je suis un régime pour des raisons médicales</text:p>
          </table:table-cell>
          <table:table-cell table:style-name="Tableau14.A1" office:value-type="string">
            <text:p text:style-name="P21">f. <text:span text:style-name="T17">Je mange des pâtes par manque d’argent</text:span></text:p>
          </table:table-cell>
        </table:table-row>
      </table:table>
      <text:p text:style-name="P37"/>
      <text:p text:style-name="P23"><text:span text:style-name="T12">Exercice :</text:span><text:span text:style-name="T15"> Pour les expressions en </text:span><text:span text:style-name="T13">gras</text:span><text:span text:style-name="T15">, entourez le terme qui convient.</text:span></text:p>
      <text:p text:style-name="P19"><text:span text:style-name="T15">Si je me soumets passivement à mes désirs (comme le propose Calliclès), ceux-ci ne peuvent pas être plus que de simples </text:span><text:span text:style-name="T14">(obligations/</text:span><text:span text:style-name="T13">contraintes</text:span><text:span text:style-name="T14">)</text:span><text:span text:style-name="T15">. Par contre, les limites que j’impose à mon désir sont des actes de ma volonté, et en ce sens elles relèvent authentiquement </text:span><text:span text:style-name="T14">(de ma servitude / </text:span><text:span text:style-name="T13">de ma</text:span><text:span text:style-name="T15"> </text:span><text:span text:style-name="T13">liberté</text:span><text:span text:style-name="T14">)</text:span><text:span text:style-name="T15">.</text:span></text:p>
      <text:p text:style-name="P19"/>
      <text:p text:style-name="P19"><text:span text:style-name="T15">=&gt; Il faut distinguer</text:span><text:span text:style-name="T13"> </text:span><text:span text:style-name="T5">mon désir</text:span><text:span text:style-name="T15"> et </text:span><text:span text:style-name="T5">ce que je fais de mon désir</text:span><text:span text:style-name="T15">. Si je suis dans un rapport purement passif à mes désirs (si je me contente de faire ce qu’ils me demandent de faire), je fais de mes propres désirs une contrainte. Je deviens </text:span><text:span text:style-name="T14">(le maître / </text:span><text:span text:style-name="T13">l’esclave</text:span><text:span text:style-name="T14">)</text:span><text:span text:style-name="T13"> </text:span><text:span text:style-name="T15">de mes désirs.</text:span></text:p>
      <text:p text:style-name="P36"/>
      <text:p text:style-name="P36">La liberté commence à partir du moment où je prends de la hauteur par rapport à mes propres inclinations, et où je juge par moi-même des désirs qui valent ou non la peine d’être poursuivis.</text:p>
      <text:p text:style-name="P38">Descartes : liberté d’indifférence</text:p>
      <text:p text:style-name="P36"/>
      <text:p text:style-name="P36">1. (lignes 1-4) Expliquez de façon claire ce que signifie « l’indifférence » au premier sens. Comment sont les plateaux de la balance ? D’après vous, pourquoi Descartes affirme-t-il que c’est « le plus bas degré de la liberté » ?</text:p>
      <text:p text:style-name="P36"/>
      <text:p text:style-name="P36">2. (lignes 4-10). Expliquez ce que signifie « l’indifférence » au second sens. Expliquez comment agit la volonté en vous appuyant sur la métaphore de la balance.</text:p>
      <text:p text:style-name="P36"/>
      <text:p text:style-name="P36">3. (lignes 9-10) Expliquez aussi clairement que possible la phrase suivante : « lorsqu’une raison très évidente nous porte d’un côté, bien que, moralement parlant, nous ne puissions guère aller à l’opposé, absolument parlant, néanmoins, nous le pourrions ».</text:p>
      <text:p text:style-name="P36"/>
      <text:p text:style-name="P36">2. (lignes 10-13) Pour quelle raison pourrions-nous faire l’inverse de ce qui nous semble être le meilleur ? L’argument de Descartes est-il tout à fait cohéren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Être libre, est-ce faire tout ce qui nous plaît ? - <text:page-number text:select-page="current">5</text:page-number>/<text:page-count>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3T14:23:24.201000000</meta:creation-date>
    <dc:date>2023-01-17T22:47:22.105000000</dc:date>
    <meta:editing-duration>PT2H6M45S</meta:editing-duration>
    <meta:editing-cycles>3</meta:editing-cycles>
    <meta:generator>LibreOffice/7.3.1.3$Windows_X86_64 LibreOffice_project/a69ca51ded25f3eefd52d7bf9a5fad8c90b87951</meta:generator>
    <meta:document-statistic meta:table-count="16" meta:image-count="0" meta:object-count="0" meta:page-count="5" meta:paragraph-count="59" meta:word-count="1039" meta:character-count="5922" meta:non-whitespace-character-count="4938"/>
  </office:meta>
</office:document-meta>
</file>